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10e1e5" officeooo:paragraph-rsid="0010e1e5" style:font-weight-asian="normal" style:font-weight-complex="normal"/>
    </style:style>
    <style:style style:name="P3" style:family="paragraph" style:parent-style-name="Standard">
      <style:text-properties fo:font-weight="normal" officeooo:rsid="0010bbfe" officeooo:paragraph-rsid="00132646" style:font-weight-asian="normal" style:font-weight-complex="normal"/>
    </style:style>
    <style:style style:name="P4" style:family="paragraph" style:parent-style-name="Standard">
      <style:text-properties fo:font-weight="normal" officeooo:rsid="0010bbfe" officeooo:paragraph-rsid="00133739" style:font-weight-asian="normal" style:font-weight-complex="normal"/>
    </style:style>
    <style:style style:name="P5" style:family="paragraph" style:parent-style-name="Standard">
      <style:text-properties fo:font-weight="normal" officeooo:rsid="00132646" officeooo:paragraph-rsid="00132646" style:font-weight-asian="normal" style:font-weight-complex="normal"/>
    </style:style>
    <style:style style:name="P6" style:family="paragraph" style:parent-style-name="Standard">
      <style:text-properties fo:font-weight="normal" officeooo:rsid="001b8156" officeooo:paragraph-rsid="001b8156" style:font-weight-asian="normal" style:font-weight-complex="normal"/>
    </style:style>
    <style:style style:name="P7" style:family="paragraph" style:parent-style-name="Text_20_body">
      <style:text-properties officeooo:paragraph-rsid="001b8156"/>
    </style:style>
    <style:style style:name="P8" style:family="paragraph" style:parent-style-name="Text_20_body">
      <style:text-properties officeooo:rsid="001b8156" officeooo:paragraph-rsid="001b8156"/>
    </style:style>
    <style:style style:name="P9" style:family="paragraph" style:parent-style-name="Text_20_body">
      <style:text-properties officeooo:rsid="001f4f54" officeooo:paragraph-rsid="001f4f54"/>
    </style:style>
    <style:style style:name="P10" style:family="paragraph" style:parent-style-name="Text_20_body">
      <style:text-properties officeooo:paragraph-rsid="0024881c"/>
    </style:style>
    <style:style style:name="P11" style:family="paragraph" style:parent-style-name="Text_20_body">
      <style:text-properties officeooo:rsid="0024881c" officeooo:paragraph-rsid="0024881c"/>
    </style:style>
    <style:style style:name="P12" style:family="paragraph" style:parent-style-name="Text_20_body">
      <style:text-properties fo:font-weight="bold" officeooo:rsid="0024881c" officeooo:paragraph-rsid="0024881c"/>
    </style:style>
    <style:style style:name="T1" style:family="text">
      <style:text-properties officeooo:rsid="001b8156"/>
    </style:style>
    <style:style style:name="T2" style:family="text">
      <style:text-properties officeooo:rsid="0024881c"/>
    </style:style>
    <style:style style:name="T3" style:family="text">
      <style:text-properties style:text-position="super 58%" officeooo:rsid="0024881c"/>
    </style:style>
    <style:style style:name="T4"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PROBLEMES</text:p>
      <text:p text:style-name="Text_20_body"><text:span text:style-name="T1">2) le </text:span>blanc</text:p>
      <text:p text:style-name="Text_20_body">il apporte au joueur les points de la lettre qu'on choisit pour lui (et quand on le pose et quand on le réutilise).</text:p>
      <text:p text:style-name="P7">Le blanc continue de poser des problèmes, j'ai pu réécrire dessus (c'est d'ailleurs facile de le faire par mégarde puisque la lettre choisie n'apparaît pas). Je crois me souvenir que j'ai voulu écrire PEI en grec avec blanc = E, le logiciel m'a posé le mot PPEI mais quelques tours après cela j'ai pu réécrire dessus et cela a affiché PEII. Enfin, c'est comme si on avait un pas vers l'affichage du blanco mais... sur une case voisine de celle du blanco ! MAIS CE MATIN JE N'AI PAS EU DE SOUCI AVEC LE BLANCO en essayant de recréer un bug similaire : modification apportée ?</text:p>
      <text:p text:style-name="Text_20_body"/>
      <text:p text:style-name="Text_20_body"><text:span text:style-name="T1">3) </text:span>passer</text:p>
      <text:p text:style-name="P11">répondre Romain, chez moi un joueur pas de bouton passer</text:p>
      <text:p text:style-name="P12">Je crois me souvenir d'un autre problème : à plusieurs je n'ai pas beaucoup joué mais je ne pouvais pas de mémoire changer toutes mes lettres : il n'y avait pas l'option (dans les règles officielles on peut changer plusieurs ou toutes les lettres, dans Heptagrammata on ne peut changer que toutes les lettres d'un coup et les nouvelles sont prises au sachet <text:span text:style-name="T4">moins les lettres possédées avant</text:span> ; on ne remet qu'après coup dans le sachet les lettres rejetées).</text:p>
      <text:p text:style-name="P10"><text:span text:style-name="T2">pb si on passe 1</text:span><text:span text:style-name="T3">er</text:span><text:span text:style-name="T2"> tour, veut mot qui croise après</text:span></text:p>
      <text:p text:style-name="P8">Remarques</text:p>
      <text:p text:style-name="P9">Gérer erreur quand on recharge page jeu</text:p>
      <text:p text:style-name="Text_20_body"><text:span text:style-name="T1">l</text:span>e joueur ne sait peut-être pas que "passer" signifie "arrêter la partie". Le cartouche pourrait être plus clair : FINIR LA PARTIE ou QUITTER ou PARTIR ? Ou au moins un confirmer après PASSER : voulez-vous vraiment finir la partie ?</text:p>
      <text:p text:style-name="P4"/>
      <text:p text:style-name="P2">REMARQUES</text:p>
      <text:p text:style-name="P2"/>
      <text:p text:style-name="P6">quand OK penser à enlever no robot</text:p>
      <text:p text:style-name="P1"/>
      <text:p text:style-name="P5">pouvoir passer en tirant d’autres lettr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6T10:01:12.087014421</meta:creation-date>
    <dc:date>2021-03-25T18:02:15.539424239</dc:date>
    <meta:editing-duration>PT37M45S</meta:editing-duration>
    <meta:editing-cycles>14</meta:editing-cycles>
    <meta:generator>LibreOffice/5.2.7.2$Linux_X86_64 LibreOffice_project/20m0$Build-2</meta:generator>
    <meta:document-statistic meta:table-count="0" meta:image-count="0" meta:object-count="0" meta:page-count="1" meta:paragraph-count="14" meta:word-count="299" meta:character-count="1645" meta:non-whitespace-character-count="1360"/>
  </office:meta>
</office:document-meta>
</file>